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11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e994" fo:border="0.74pt solid #000000"/>
    </style:style>
    <style:style style:name="ce119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66ff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4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ext-properties fo:font-size="8pt" style:font-size-asian="8pt" style:font-size-complex="8pt"/>
    </style:style>
    <style:style style:name="ce149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3" table:default-cell-style-name="ce24"/>
        <table:table-column table:style-name="co2" table:number-columns-repeated="2" table:default-cell-style-name="ce31"/>
        <table:table-column table:style-name="co4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5" table:default-cell-style-name="ce110"/>
        <table:table-column table:style-name="co2" table:default-cell-style-name="ce114"/>
        <table:table-column table:style-name="co2" table:number-columns-repeated="6" table:default-cell-style-name="ce118"/>
        <table:table-column table:style-name="co2" table:number-columns-repeated="12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13" office:value-type="date" office:date-value="2022-06-01" calcext:value-type="date">
            <text:p>01.06.22</text:p>
          </table:table-cell>
          <table:table-cell table:style-name="ce117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62" office:value-type="string" calcext:value-type="string" table:number-columns-spanned="2" table:number-rows-spanned="1">
            <text:p>Budget</text:p>
          </table:table-cell>
          <table:covered-table-cell table:style-name="ce62"/>
          <table:table-cell table:style-name="ce22"/>
          <table:table-cell table:style-name="ce85" office:value-type="string" calcext:value-type="string" table:number-columns-spanned="2" table:number-rows-spanned="1">
            <text:p>Effektiv</text:p>
          </table:table-cell>
          <table:covered-table-cell table:style-name="ce85"/>
          <table:table-cell table:style-name="ce22"/>
          <table:table-cell table:style-name="ce94" office:value-type="string" calcext:value-type="string" table:number-columns-spanned="2" table:number-rows-spanned="1">
            <text:p>Studienfall</text:p>
          </table:table-cell>
          <table:covered-table-cell table:style-name="ce94"/>
          <table:table-cell table:number-columns-repeated="24"/>
        </table:table-row>
        <table:table-row table:style-name="ro2">
          <table:table-cell table:style-name="ce2"/>
          <table:table-cell table:style-name="ce62" office:value-type="string" calcext:value-type="string">
            <text:p>soll</text:p>
          </table:table-cell>
          <table:table-cell table:style-name="ce62" office:value-type="string" calcext:value-type="string">
            <text:p>haben</text:p>
          </table:table-cell>
          <table:table-cell table:style-name="ce23"/>
          <table:table-cell table:style-name="ce85" office:value-type="string" calcext:value-type="string">
            <text:p>soll</text:p>
          </table:table-cell>
          <table:table-cell table:style-name="ce85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94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69" calcext:value-type="float">
            <text:p>3169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35.2" calcext:value-type="float">
            <text:p>2535.2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4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2"/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&amp;Lina/Uschi,Domi,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5"/>
          <table:table-cell table:style-name="ce115" office:value-type="float" office:value="123.2" calcext:value-type="float">
            <text:p>123.2</text:p>
          </table:table-cell>
          <table:table-cell table:number-columns-repeated="11"/>
          <table:table-cell table:style-name="ce123" office:value-type="float" office:value="123.2" calcext:value-type="float">
            <text:p>123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2.112" calcext:value-type="float">
            <text:p>152.11</text:p>
          </table:table-cell>
          <table:table-cell table:formula="of:=[.F18]" office:value-type="float" office:value="0" calcext:value-type="float">
            <text:p>0.00</text:p>
          </table:table-cell>
          <table:table-cell table:formula="of:=[.B18]*12" office:value-type="float" office:value="335" calcext:value-type="float">
            <text:p>335</text:p>
          </table:table-cell>
          <table:table-cell table:number-columns-repeated="11"/>
          <table:table-cell table:formula="of:=[.N18]*1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10"/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0" calcext:value-type="float">
            <text:p>50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6"/>
          <table:table-cell table:number-columns-repeated="6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 office:value-type="float" office:value="150" calcext:value-type="float">
            <text:p>1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50" calcext:value-type="float">
            <text:p>150.00</text:p>
          </table:table-cell>
          <table:table-cell table:formula="of:=[.F22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23]" office:value-type="float" office:value="0" calcext:value-type="float">
            <text:p>0.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24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26]" office:value-type="float" office:value="124.35" calcext:value-type="float">
            <text:p>124.35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24.35" calcext:value-type="float">
            <text:p>124.35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5" table:style-name="ce111" office:value-type="float" office:value="124.35" calcext:value-type="float">
            <text:p>124.35</text:p>
          </table:table-cell>
          <table:table-cell table:style-name="ce115" office:value-type="float" office:value="124.35" calcext:value-type="float">
            <text:p>124.35</text:p>
          </table:table-cell>
          <table:table-cell table:number-columns-repeated="6" table:style-name="ce119" office:value-type="float" office:value="124.35" calcext:value-type="float">
            <text:p>124.35</text:p>
          </table:table-cell>
          <table:table-cell table:number-columns-repeated="12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9]" office:value-type="float" office:value="0" calcext:value-type="float">
            <text:p>0.00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table:formula="of:=161.55/12" office:value-type="float" office:value="13.4625" calcext:value-type="float">
            <text:p>13.46</text:p>
          </table:table-cell>
          <table:table-cell table:style-name="ce14"/>
          <table:table-cell table:style-name="ce25"/>
          <table:table-cell table:style-name="ce32"/>
          <table:table-cell table:style-name="ce32" table:formula="of:=[.C32]" office:value-type="float" office:value="0" calcext:value-type="float">
            <text:p>0.00</text:p>
          </table:table-cell>
          <table:table-cell table:style-name="ce25"/>
          <table:table-cell table:style-name="ce42" table:formula="of:=[.E32]" office:value-type="float" office:value="0" calcext:value-type="float">
            <text:p>0.00</text:p>
          </table:table-cell>
          <table:table-cell table:style-name="ce49" table:formula="of:=[.F32]" office:value-type="float" office:value="0" calcext:value-type="float">
            <text:p>0.00</text:p>
          </table:table-cell>
          <table:table-cell table:number-columns-repeated="10"/>
          <table:table-cell table:style-name="ce119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2])" office:value-type="float" office:value="2761.29583333333" calcext:value-type="float">
            <text:p>2761.30</text:p>
          </table:table-cell>
          <table:table-cell table:style-name="ce15" table:formula="of:=SUM([.C4:.C32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2])-SUM([.E4:.E32])" office:value-type="float" office:value="252.05" calcext:value-type="float">
            <text:p>252.05</text:p>
          </table:table-cell>
          <table:table-cell table:style-name="ce26"/>
          <table:table-cell table:style-name="ce43"/>
          <table:table-cell table:style-name="ce50" table:formula="of:=SUM([.I4:.I32])-SUM([.H4:.H32])" office:value-type="float" office:value="-1367.862" calcext:value-type="float">
            <text:p>-1367.86</text:p>
          </table:table-cell>
          <table:table-cell table:formula="of:=SUM([.J2:.J32])" office:value-type="float" office:value="2396.85" calcext:value-type="float">
            <text:p>2396.85</text:p>
          </table:table-cell>
          <table:table-cell table:formula="of:=SUM([.K2:.K32])" office:value-type="float" office:value="2110.95" calcext:value-type="float">
            <text:p>2110.95</text:p>
          </table:table-cell>
          <table:table-cell table:formula="of:=SUM([.L2:.L32])" office:value-type="float" office:value="1679.95" calcext:value-type="float">
            <text:p>1679.95</text:p>
          </table:table-cell>
          <table:table-cell table:formula="of:=SUM([.M2:.M32])" office:value-type="float" office:value="2427.4" calcext:value-type="float">
            <text:p>2427.4</text:p>
          </table:table-cell>
          <table:table-cell table:formula="of:=SUM([.N2:.N32])" office:value-type="float" office:value="2386.9" calcext:value-type="float">
            <text:p>2386.9</text:p>
          </table:table-cell>
          <table:table-cell table:formula="of:=SUM([.O2:.O32])" office:value-type="float" office:value="2496" calcext:value-type="float">
            <text:p>2496</text:p>
          </table:table-cell>
          <table:table-cell table:formula="of:=SUM([.P2:.P32])" office:value-type="float" office:value="2237.8" calcext:value-type="float">
            <text:p>2237.8</text:p>
          </table:table-cell>
          <table:table-cell table:formula="of:=SUM([.Q2:.Q32])" office:value-type="float" office:value="2486.9" calcext:value-type="float">
            <text:p>2486.9</text:p>
          </table:table-cell>
          <table:table-cell table:formula="of:=SUM([.R2:.R32])" office:value-type="float" office:value="2255.9" calcext:value-type="float">
            <text:p>2255.9</text:p>
          </table:table-cell>
          <table:table-cell table:formula="of:=SUM([.S2:.S32])" office:value-type="float" office:value="2401.45" calcext:value-type="float">
            <text:p>2401.45</text:p>
          </table:table-cell>
          <table:table-cell table:formula="of:=SUM([.T2:.T32])" office:value-type="float" office:value="2622.5" calcext:value-type="float">
            <text:p>2622.5</text:p>
          </table:table-cell>
          <table:table-cell table:formula="of:=SUM([.U2:.U32])" office:value-type="float" office:value="2630.85" calcext:value-type="float">
            <text:p>2630.85</text:p>
          </table:table-cell>
          <table:table-cell table:formula="of:=SUM([.V2:.V32])" office:value-type="float" office:value="2061.85" calcext:value-type="float">
            <text:p>2061.85</text:p>
          </table:table-cell>
          <table:table-cell table:formula="of:=SUM([.W2:.W32])" office:value-type="float" office:value="2110.95" calcext:value-type="float">
            <text:p>2110.95</text:p>
          </table:table-cell>
          <table:table-cell table:formula="of:=SUM([.X2:.X32])" office:value-type="float" office:value="1679.95" calcext:value-type="float">
            <text:p>1679.95</text:p>
          </table:table-cell>
          <table:table-cell table:formula="of:=SUM([.Y2:.Y32])" office:value-type="float" office:value="1951.45" calcext:value-type="float">
            <text:p>1951.45</text:p>
          </table:table-cell>
          <table:table-cell table:formula="of:=SUM([.Z2:.Z32])" office:value-type="float" office:value="1910.95" calcext:value-type="float">
            <text:p>1910.95</text:p>
          </table:table-cell>
          <table:table-cell table:formula="of:=SUM([.AA2:.AA32])" office:value-type="float" office:value="2020.05" calcext:value-type="float">
            <text:p>2020.05</text:p>
          </table:table-cell>
          <table:table-cell table:formula="of:=SUM([.AB2:.AB32])" office:value-type="float" office:value="2211.85" calcext:value-type="float">
            <text:p>2211.85</text:p>
          </table:table-cell>
          <table:table-cell table:formula="of:=SUM([.AC2:.AC32])" office:value-type="float" office:value="2460.95" calcext:value-type="float">
            <text:p>2460.95</text:p>
          </table:table-cell>
          <table:table-cell table:formula="of:=SUM([.AD2:.AD32])" office:value-type="float" office:value="2229.95" calcext:value-type="float">
            <text:p>2229.95</text:p>
          </table:table-cell>
          <table:table-cell table:formula="of:=SUM([.AE2:.AE32])" office:value-type="float" office:value="2401.45" calcext:value-type="float">
            <text:p>2401.45</text:p>
          </table:table-cell>
          <table:table-cell table:formula="of:=SUM([.AF2:.AF32])" office:value-type="float" office:value="2622.5" calcext:value-type="float">
            <text:p>2622.5</text:p>
          </table:table-cell>
          <table:table-cell table:formula="of:=SUM([.AG2:.AG32])" office:value-type="float" office:value="2630.85" calcext:value-type="float">
            <text:p>263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3]-[.B33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3]/30" office:value-type="float" office:value="8.40166666666667" calcext:value-type="float" table:number-columns-spanned="2" table:number-rows-spanned="1">
            <text:p>8.40</text:p>
          </table:table-cell>
          <table:covered-table-cell table:style-name="ce37"/>
          <table:table-cell table:style-name="ce28"/>
          <table:table-cell table:style-name="ce45" table:formula="of:=[.I33]/30" office:value-type="float" office:value="-45.5954" calcext:value-type="float" table:number-columns-spanned="2" table:number-rows-spanned="1">
            <text:p>-45.60</text:p>
          </table:table-cell>
          <table:covered-table-cell table:style-name="ce52"/>
          <table:table-cell table:style-name="ce112" table:formula="of:=[.C4]-[.J33]" office:value-type="float" office:value="772.15" calcext:value-type="float">
            <text:p>772.15</text:p>
          </table:table-cell>
          <table:table-cell table:style-name="ce112" table:formula="of:=[.C4]-[.K33]" office:value-type="float" office:value="1058.05" calcext:value-type="float">
            <text:p>1058.05</text:p>
          </table:table-cell>
          <table:table-cell table:style-name="ce112" table:formula="of:=[.C4]-[.L33]" office:value-type="float" office:value="1489.05" calcext:value-type="float">
            <text:p>1489.05</text:p>
          </table:table-cell>
          <table:table-cell table:style-name="ce112" table:formula="of:=[.C4]-[.M33]" office:value-type="float" office:value="741.6" calcext:value-type="float">
            <text:p>741.6</text:p>
          </table:table-cell>
          <table:table-cell table:style-name="ce112" table:formula="of:=[.C4]-[.N33]" office:value-type="float" office:value="782.1" calcext:value-type="float">
            <text:p>782.1</text:p>
          </table:table-cell>
          <table:table-cell table:style-name="ce116" table:formula="of:=[.C4]-[.O33]" office:value-type="float" office:value="673" calcext:value-type="float">
            <text:p>673</text:p>
          </table:table-cell>
          <table:table-cell table:style-name="ce120" table:formula="of:=[.C4]-[.P33]" office:value-type="float" office:value="931.2" calcext:value-type="float">
            <text:p>931.2</text:p>
          </table:table-cell>
          <table:table-cell table:style-name="ce120" table:formula="of:=[.C4]-[.Q33]" office:value-type="float" office:value="682.1" calcext:value-type="float">
            <text:p>682.1</text:p>
          </table:table-cell>
          <table:table-cell table:style-name="ce120" table:formula="of:=[.C4]-[.R33]" office:value-type="float" office:value="913.1" calcext:value-type="float">
            <text:p>913.1</text:p>
          </table:table-cell>
          <table:table-cell table:style-name="ce120" table:formula="of:=[.C4]-[.S33]" office:value-type="float" office:value="767.55" calcext:value-type="float">
            <text:p>767.55</text:p>
          </table:table-cell>
          <table:table-cell table:style-name="ce120" table:formula="of:=[.C4]-[.T33]" office:value-type="float" office:value="546.5" calcext:value-type="float">
            <text:p>546.5</text:p>
          </table:table-cell>
          <table:table-cell table:style-name="ce120" table:formula="of:=[.C4]-[.U33]" office:value-type="float" office:value="538.15" calcext:value-type="float">
            <text:p>538.15</text:p>
          </table:table-cell>
          <table:table-cell table:style-name="ce124" table:formula="of:=[.C4]-[.V33]" office:value-type="float" office:value="1107.15" calcext:value-type="float">
            <text:p>1107.15</text:p>
          </table:table-cell>
          <table:table-cell table:style-name="ce124" table:formula="of:=[.C4]-[.W33]" office:value-type="float" office:value="1058.05" calcext:value-type="float">
            <text:p>1058.05</text:p>
          </table:table-cell>
          <table:table-cell table:style-name="ce124" table:formula="of:=[.C4]-[.X33]" office:value-type="float" office:value="1489.05" calcext:value-type="float">
            <text:p>1489.05</text:p>
          </table:table-cell>
          <table:table-cell table:style-name="ce124" table:formula="of:=[.C4]-[.Y33]" office:value-type="float" office:value="1217.55" calcext:value-type="float">
            <text:p>1217.55</text:p>
          </table:table-cell>
          <table:table-cell table:style-name="ce124" table:formula="of:=[.C4]-[.Z33]" office:value-type="float" office:value="1258.05" calcext:value-type="float">
            <text:p>1258.05</text:p>
          </table:table-cell>
          <table:table-cell table:style-name="ce124" table:formula="of:=[.C4]-[.AA33]" office:value-type="float" office:value="1148.95" calcext:value-type="float">
            <text:p>1148.95</text:p>
          </table:table-cell>
          <table:table-cell table:style-name="ce124" table:formula="of:=[.C4]-[.AB33]" office:value-type="float" office:value="957.15" calcext:value-type="float">
            <text:p>957.15</text:p>
          </table:table-cell>
          <table:table-cell table:style-name="ce124" table:formula="of:=[.C4]-[.AC33]" office:value-type="float" office:value="708.05" calcext:value-type="float">
            <text:p>708.05</text:p>
          </table:table-cell>
          <table:table-cell table:style-name="ce124" table:formula="of:=[.C4]-[.AD33]" office:value-type="float" office:value="939.05" calcext:value-type="float">
            <text:p>939.05</text:p>
          </table:table-cell>
          <table:table-cell table:style-name="ce124" table:formula="of:=[.C4]-[.AE33]" office:value-type="float" office:value="767.55" calcext:value-type="float">
            <text:p>767.55</text:p>
          </table:table-cell>
          <table:table-cell table:style-name="ce124" table:formula="of:=[.C4]-[.AF33]" office:value-type="float" office:value="546.5" calcext:value-type="float">
            <text:p>546.5</text:p>
          </table:table-cell>
          <table:table-cell table:style-name="ce124" table:formula="of:=[.C4]-[.AG33]" office:value-type="float" office:value="538.15" calcext:value-type="float">
            <text:p>53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5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formula="of:=[.J35]/30" office:value-type="float" office:value="25.7383333333333" calcext:value-type="float">
            <text:p>25.7383333333333</text:p>
          </table:table-cell>
          <table:table-cell table:formula="of:=[.K35]/30" office:value-type="float" office:value="35.2683333333333" calcext:value-type="float">
            <text:p>35.2683333333333</text:p>
          </table:table-cell>
          <table:table-cell table:formula="of:=[.L35]/30" office:value-type="float" office:value="49.635" calcext:value-type="float">
            <text:p>49.635</text:p>
          </table:table-cell>
          <table:table-cell table:formula="of:=[.M35]/30" office:value-type="float" office:value="24.72" calcext:value-type="float">
            <text:p>24.72</text:p>
          </table:table-cell>
          <table:table-cell table:formula="of:=[.N35]/30" office:value-type="float" office:value="26.07" calcext:value-type="float">
            <text:p>26.07</text:p>
          </table:table-cell>
          <table:table-cell table:formula="of:=[.O35]/30" office:value-type="float" office:value="22.4333333333333" calcext:value-type="float">
            <text:p>22.4333333333333</text:p>
          </table:table-cell>
          <table:table-cell table:formula="of:=[.P35]/30" office:value-type="float" office:value="31.04" calcext:value-type="float">
            <text:p>31.04</text:p>
          </table:table-cell>
          <table:table-cell table:formula="of:=[.Q35]/30" office:value-type="float" office:value="22.7366666666667" calcext:value-type="float">
            <text:p>22.7366666666667</text:p>
          </table:table-cell>
          <table:table-cell table:formula="of:=[.R35]/30" office:value-type="float" office:value="30.4366666666667" calcext:value-type="float">
            <text:p>30.4366666666667</text:p>
          </table:table-cell>
          <table:table-cell table:formula="of:=[.S35]/30" office:value-type="float" office:value="25.585" calcext:value-type="float">
            <text:p>25.585</text:p>
          </table:table-cell>
          <table:table-cell table:formula="of:=[.T35]/30" office:value-type="float" office:value="18.2166666666667" calcext:value-type="float">
            <text:p>18.2166666666667</text:p>
          </table:table-cell>
          <table:table-cell table:formula="of:=[.U35]/30" office:value-type="float" office:value="17.9383333333333" calcext:value-type="float">
            <text:p>17.9383333333333</text:p>
          </table:table-cell>
          <table:table-cell table:formula="of:=[.V35]/30" office:value-type="float" office:value="36.905" calcext:value-type="float">
            <text:p>36.905</text:p>
          </table:table-cell>
          <table:table-cell table:formula="of:=[.W35]/30" office:value-type="float" office:value="35.2683333333333" calcext:value-type="float">
            <text:p>35.2683333333333</text:p>
          </table:table-cell>
          <table:table-cell table:formula="of:=[.X35]/30" office:value-type="float" office:value="49.635" calcext:value-type="float">
            <text:p>49.635</text:p>
          </table:table-cell>
          <table:table-cell table:formula="of:=[.Y35]/30" office:value-type="float" office:value="40.585" calcext:value-type="float">
            <text:p>40.585</text:p>
          </table:table-cell>
          <table:table-cell table:formula="of:=[.Z35]/30" office:value-type="float" office:value="41.935" calcext:value-type="float">
            <text:p>41.935</text:p>
          </table:table-cell>
          <table:table-cell table:formula="of:=[.AA35]/30" office:value-type="float" office:value="38.2983333333333" calcext:value-type="float">
            <text:p>38.2983333333333</text:p>
          </table:table-cell>
          <table:table-cell table:formula="of:=[.AB35]/30" office:value-type="float" office:value="31.905" calcext:value-type="float">
            <text:p>31.905</text:p>
          </table:table-cell>
          <table:table-cell table:formula="of:=[.AC35]/30" office:value-type="float" office:value="23.6016666666667" calcext:value-type="float">
            <text:p>23.6016666666667</text:p>
          </table:table-cell>
          <table:table-cell table:formula="of:=[.AD35]/30" office:value-type="float" office:value="31.3016666666667" calcext:value-type="float">
            <text:p>31.3016666666667</text:p>
          </table:table-cell>
          <table:table-cell table:formula="of:=[.AE35]/30" office:value-type="float" office:value="25.585" calcext:value-type="float">
            <text:p>25.585</text:p>
          </table:table-cell>
          <table:table-cell table:formula="of:=[.AF35]/30" office:value-type="float" office:value="18.2166666666667" calcext:value-type="float">
            <text:p>18.2166666666667</text:p>
          </table:table-cell>
          <table:table-cell table:formula="of:=[.AG35]/30" office:value-type="float" office:value="17.9383333333333" calcext:value-type="float">
            <text:p>17.9383333333333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/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Tabak</text:p>
          </table:table-cell>
          <table:covered-table-cell table:style-name="ce136"/>
          <table:covered-table-cell table:number-columns-repeated="2"/>
          <table:table-cell/>
          <table:table-cell table:style-name="ce13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4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4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36" table:formula="of:=SUM([.F3:.F7])" office:value-type="float" office:value="16" calcext:value-type="float">
            <text:p>1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3:.I6])*[.I9]" office:value-type="float" office:value="132.5" calcext:value-type="float">
            <text:p>132.5</text:p>
          </table:table-cell>
          <table:table-cell/>
          <table:table-cell table:style-name="ce14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38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4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4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4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37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36" table:formula="of:=SUM([.A3:.A17])" office:value-type="float" office:value="20" calcext:value-type="float">
            <text:p>20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6" table:formula="of:=SUM([.F11:.F18])" office:value-type="float" office:value="11" calcext:value-type="float">
            <text:p>1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38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36" table:formula="of:=SUM([.A21:.A30])" office:value-type="float" office:value="13" calcext:value-type="float">
            <text:p>1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22:.F43])" office:value-type="float" office:value="96" calcext:value-type="float">
            <text:p>9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38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48:.F58])" office:value-type="float" office:value="7" calcext:value-type="float">
            <text:p>7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38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36" table:formula="of:=SUM([.F69:.F72])" office:value-type="float" office:value="3" calcext:value-type="float">
            <text:p>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38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36" table:formula="of:=SUM([.F77:.F84])" office:value-type="float" office:value="1" calcext:value-type="float">
            <text:p>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36" table:formula="of:=SUM([.A69:.A112])" office:value-type="float" office:value="22" calcext:value-type="float">
            <text:p>22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15" table:default-cell-style-name="ce148"/>
        <table:table-column table:style-name="co16" table:default-cell-style-name="ce148"/>
        <table:table-column table:style-name="co9" table:default-cell-style-name="ce148"/>
        <table:table-column table:style-name="co2" table:number-columns-repeated="55" table:default-cell-style-name="ce148"/>
        <table:table-row table:style-name="ro3"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Monatlich</text:p>
          </table:table-cell>
          <table:table-cell table:style-name="ce147" office:value-type="string" calcext:value-type="string">
            <text:p>Done</text:p>
          </table:table-cell>
          <table:table-cell table:style-name="ce147"/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Done</text:p>
          </table:table-cell>
          <table:table-cell table:style-name="ce14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4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36" office:value-type="string" calcext:value-type="string">
            <text:p>Auszahlung</text:p>
          </table:table-cell>
          <table:table-cell table:style-name="ce136" table:formula="of:=[.B6]-[.B10]" office:value-type="float" office:value="-1290" calcext:value-type="float">
            <text:p>-1290</text:p>
          </table:table-cell>
          <table:table-cell table:style-name="ce136" table:formula="of:=[.B12]/12" office:value-type="float" office:value="-107.5" calcext:value-type="float">
            <text:p>-107.5</text:p>
          </table:table-cell>
          <table:table-cell table:style-name="ce136"/>
          <table:table-cell table:style-name="ce136" table:formula="of:=[.E6]-[.E10]" office:value-type="float" office:value="14010" calcext:value-type="float">
            <text:p>14010</text:p>
          </table:table-cell>
          <table:table-cell table:style-name="ce13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9:04:34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5-21T02:17:47.632000000</dc:date>
    <meta:editing-duration>P4DT8H24M47S</meta:editing-duration>
    <meta:editing-cycles>146</meta:editing-cycles>
    <meta:print-date>2022-04-06T01:20:02.443000000</meta:print-date>
    <meta:document-statistic meta:table-count="5" meta:cell-count="1078" meta:object-count="0"/>
  </office:meta>
</office:document-meta>
</file>